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46a2f"/>
    </style:style>
    <style:style style:name="P2" style:family="paragraph" style:parent-style-name="Standard">
      <style:text-properties officeooo:rsid="00106d42" officeooo:paragraph-rsid="00143f02"/>
    </style:style>
    <style:style style:name="P3" style:family="paragraph" style:parent-style-name="Standard">
      <style:text-properties officeooo:rsid="00106d42" officeooo:paragraph-rsid="00146a2f"/>
    </style:style>
    <style:style style:name="P4" style:family="paragraph" style:parent-style-name="Standard">
      <style:text-properties officeooo:paragraph-rsid="00106d42"/>
    </style:style>
    <style:style style:name="P5" style:family="paragraph" style:parent-style-name="Standard">
      <style:text-properties officeooo:rsid="00143f02" officeooo:paragraph-rsid="00143f02"/>
    </style:style>
    <style:style style:name="P6" style:family="paragraph" style:parent-style-name="Standard">
      <style:text-properties officeooo:rsid="00143f02" officeooo:paragraph-rsid="00146a2f"/>
    </style:style>
    <style:style style:name="P7" style:family="paragraph" style:parent-style-name="Heading_20_1" style:list-style-name=""/>
    <style:style style:name="P8" style:family="paragraph" style:parent-style-name="Heading_20_4">
      <style:text-properties officeooo:paragraph-rsid="00146a2f"/>
    </style:style>
    <style:style style:name="P9" style:family="paragraph" style:parent-style-name="Standard" style:list-style-name="L1">
      <style:text-properties officeooo:paragraph-rsid="00146a2f"/>
    </style:style>
    <style:style style:name="P10" style:family="paragraph" style:parent-style-name="Standard" style:list-style-name="L2">
      <style:text-properties officeooo:paragraph-rsid="000bbc25"/>
    </style:style>
    <style:style style:name="P11" style:family="paragraph" style:parent-style-name="Standard" style:list-style-name="L2">
      <style:text-properties officeooo:rsid="000bbc25" officeooo:paragraph-rsid="000bbc25"/>
    </style:style>
    <style:style style:name="P12" style:family="paragraph" style:parent-style-name="Standard" style:list-style-name="L3"/>
    <style:style style:name="P13" style:family="paragraph" style:parent-style-name="Standard" style:list-style-name="L4">
      <style:text-properties officeooo:paragraph-rsid="000bbc25"/>
    </style:style>
    <style:style style:name="P14" style:family="paragraph" style:parent-style-name="Standard" style:list-style-name="L5">
      <style:text-properties officeooo:paragraph-rsid="00146a2f"/>
    </style:style>
    <style:style style:name="P15" style:family="paragraph" style:parent-style-name="Standard" style:list-style-name="L6">
      <style:text-properties officeooo:paragraph-rsid="00146a2f"/>
    </style:style>
    <style:style style:name="P16" style:family="paragraph" style:parent-style-name="Standard">
      <style:text-properties officeooo:rsid="001a3f02" officeooo:paragraph-rsid="001a3f02"/>
    </style:style>
    <style:style style:name="P17" style:family="paragraph" style:parent-style-name="Standard">
      <style:text-properties officeooo:rsid="001cda4d" officeooo:paragraph-rsid="001cda4d"/>
    </style:style>
    <style:style style:name="T1" style:family="text">
      <style:text-properties officeooo:rsid="000bbc25"/>
    </style:style>
    <style:style style:name="T2" style:family="text">
      <style:text-properties officeooo:rsid="00106d42"/>
    </style:style>
    <style:style style:name="T3" style:family="text">
      <style:text-properties officeooo:rsid="00124673"/>
    </style:style>
    <style:style style:name="T4" style:family="text">
      <style:text-properties officeooo:rsid="00186ef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p text:style-name="P5"/>
      <text:p text:style-name="P5">+================</text:p>
      <text:h text:style-name="Heading_20_4" text:outline-level="4">Word-2-Vec</text:h>
      <text:p text:style-name="P17">https://web.stanford.edu/~jurafsky/slp3/6.pdf</text:p>
      <text:p text:style-name="P17"/>
      <text:p text:style-name="P1"/>
      <text:h text:style-name="P8" text:outline-level="4"><text:span text:style-name="T4">SLIDES </text:span>5<text:span text:style-name="T1">:</text:span> Neural Networks 101</text:h>
      <text:list xml:id="list1250991604" text:style-name="L1">
        <text:list-item>
          <text:p text:style-name="P9">Fully-connected neural networks</text:p>
        </text:list-item>
        <text:list-item>
          <text:p text:style-name="P9">Activation functions</text:p>
        </text:list-item>
        <text:list-item>
          <text:p text:style-name="P9">Activation function roles</text:p>
        </text:list-item>
        <text:list-item>
          <text:p text:style-name="P9">Stochastic gradient descent</text:p>
        </text:list-item>
        <text:list-item>
          <text:p text:style-name="P9">Backpropagation</text:p>
        </text:list-item>
      </text:list>
      <text:p text:style-name="P1"><text:a xlink:type="simple" xlink:href="https://docs.google.com/presentation/d/1yGy4j22QhUh_H6_YhuNdlILxbqSeNqpW8YDnNDQg-N4/edit#slide=id.p" text:style-name="Internet_20_link" text:visited-style-name="Visited_20_Internet_20_Link">https://docs.google.com/presentation/d/1yGy4j22QhUh_H6_YhuNdlILxbqSeNqpW8YDnNDQg-N4/edit#slide=id.p</text:a></text:p>
      <text:p text:style-name="P6"/>
      <text:p text:style-name="P2"/>
      <text:h text:style-name="Heading_20_4" text:outline-level="4"><text:span text:style-name="T4">SLIDES </text:span>9: Momentum and ADAM optimizers<text:span text:style-name="T2"> ("BatchNorm and Regularization")</text:span></text:h>
      <text:list xml:id="list1699536268" text:style-name="L2">
        <text:list-item>
          <text:p text:style-name="P11">Momentum and ADAM optimizers</text:p>
        </text:list-item>
        <text:list-item>
          <text:p text:style-name="P10">Batch Normalization</text:p>
        </text:list-item>
        <text:list-item>
          <text:p text:style-name="P10">Dropout</text:p>
        </text:list-item>
        <text:list-item>
          <text:p text:style-name="P10">Neural networks are hard to train</text:p>
        </text:list-item>
      </text:list>
      <text:p text:style-name="Standard"><text:a xlink:type="simple" xlink:href="https://docs.google.com/presentation/d/1ETedhrEATZlsV3d9op4pxuXk9KWAcvMrQHQ_VtxNBqw/edit#slide=id.p" text:style-name="Internet_20_link" text:visited-style-name="Visited_20_Internet_20_Link">https://docs.google.com/presentation/d/1ETedhrEATZlsV3d9op4pxuXk9KWAcvMrQHQ_VtxNBqw/edit#slide=id.p</text:a></text:p>
      <text:p text:style-name="P4"><text:a xlink:type="simple" xlink:href="https://docs.google.com/presentation/d/1qJAT0fDXADTCfGCGVyaEVEpfumlhYua3lKHdv6fDvNM/edit#slide=id.p" text:style-name="Internet_20_link" text:visited-style-name="Visited_20_Internet_20_Link">https://docs.google.com/presentation/d/1qJAT0fDXADTCfGCGVyaEVEpfumlhYua3lKHdv6fDvNM/edit#slide=id.p</text:a></text:p>
      <text:p text:style-name="P4"/>
      <text:h text:style-name="Heading_20_4" text:outline-level="4"><text:span text:style-name="T4">SLIDES </text:span><text:span text:style-name="T1">7: </text:span>Activation Functions and NN Initialization</text:h>
      <text:list xml:id="list1500827026" text:style-name="L3">
        <text:list-item>
          <text:p text:style-name="P12">Don’t worry about activations too much but don’t use sigmoid unless you have reasons to</text:p>
        </text:list-item>
        <text:list-item>
          <text:p text:style-name="P12">ReLU is the default choice</text:p>
        </text:list-item>
        <text:list-item>
          <text:p text:style-name="P12">Weight initialization matters</text:p>
        </text:list-item>
        <text:list-item>
          <text:p text:style-name="P12">ADAM optimizer</text:p>
        </text:list-item>
        <text:list-item>
          <text:p text:style-name="P12">Batch Normalization</text:p>
        </text:list-item>
        <text:list-item>
          <text:p text:style-name="P12">Dropout</text:p>
        </text:list-item>
        <text:list-item>
          <text:p text:style-name="P12">Neural networks are hard to train</text:p>
        </text:list-item>
      </text:list>
      <text:p text:style-name="Standard"><text:a xlink:type="simple" xlink:href="https://docs.google.com/presentation/d/1yEZEEXhq6wkJ_I27dQl-zlajgXOWs9DVAiptUx1BFTo/edit#slide=id.g112ed90aa6d_0_396" text:style-name="Internet_20_link" text:visited-style-name="Visited_20_Internet_20_Link">https://docs.google.com/presentation/d/1yEZEEXhq6wkJ_I27dQl-zlajgXOWs9DVAiptUx1BFTo/edit#slide=id.g112ed90aa6d_0_396</text:a></text:p>
      <text:p text:style-name="P16">ALSO NOTE DERIVATION OF XAVIER INITIALIZATION FOR TAN:</text:p>
      <text:p text:style-name="P16">https://cs230.stanford.edu/section/4/#:~:text=The%20goal%20of%20Xavier%20Initialization,gradient%20from%20exploding%20or%20vanishing.</text:p>
      <text:p text:style-name="P16"/>
      <text:p text:style-name="Standard"/>
      <text:h text:style-name="Heading_20_4" text:outline-level="4"><text:soft-page-break/><text:span text:style-name="T4">SLIDES </text:span><text:span text:style-name="T1">6: </text:span>Backprop<text:span text:style-name="T3">a</text:span>gation in depth</text:h>
      <text:list xml:id="list458528510" text:style-name="L4">
        <text:list-item>
          <text:p text:style-name="P13">Backpropagation</text:p>
        </text:list-item>
        <text:list-item>
          <text:p text:style-name="P13">General definition of a neural network</text:p>
        </text:list-item>
      </text:list>
      <text:p text:style-name="Standard"><text:a xlink:type="simple" xlink:href="https://docs.google.com/presentation/d/1udp4keW7nMRbk1qxSNN7iZOTHcuogT6i0RAFr6Lw1u0" text:style-name="Internet_20_link" text:visited-style-name="Visited_20_Internet_20_Link">https://docs.google.com/presentation/d/1udp4keW7nMRbk1qxSNN7iZOTHcuogT6i0RAFr6Lw1u0</text:a></text:p>
      <text:p text:style-name="Standard">also:</text:p>
      <text:p text:style-name="Standard"><text:a xlink:type="simple" xlink:href="http://cs231n.stanford.edu/handouts/derivatives.pdf" text:style-name="Internet_20_link" text:visited-style-name="Visited_20_Internet_20_Link">http://cs231n.stanford.edu/handouts/derivatives.pdf</text:a></text:p>
      <text:p text:style-name="Standard"><text:a xlink:type="simple" xlink:href="http://cs231n.stanford.edu/handouts/linear-backprop.pdf" text:style-name="Internet_20_link" text:visited-style-name="Visited_20_Internet_20_Link">http://cs231n.stanford.edu/handouts/linear-backprop.pdf </text:a>(linear layer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h text:style-name="P8" text:outline-level="4"><text:span text:style-name="T4">SLIDES </text:span>14: BERT and Transfer Learning</text:h>
      <text:list xml:id="list2616646557" text:style-name="L5">
        <text:list-item>
          <text:p text:style-name="P14">Transfer learning</text:p>
        </text:list-item>
        <text:list-item>
          <text:p text:style-name="P14">Structuring input text for transformers</text:p>
        </text:list-item>
        <text:list-item>
          <text:p text:style-name="P14">Masked language modeling</text:p>
        </text:list-item>
      </text:list>
      <text:p text:style-name="P1"/>
      <text:p text:style-name="P1"><text:a xlink:type="simple" xlink:href="https://docs.google.com/presentation/d/1ou0UZ_9_AkRhXOhzIA7v8Sxx2g8MnHEr_taePF_Fvwk/edit#slide=id.p" text:style-name="Internet_20_link" text:visited-style-name="Visited_20_Internet_20_Link">https://docs.google.com/presentation/d/1ou0UZ_9_AkRhXOhzIA7v8Sxx2g8MnHEr_taePF_Fvwk/edit#slide=id.p</text:a></text:p>
      <text:p text:style-name="P1"/>
      <text:h text:style-name="P8" text:outline-level="4"><text:span text:style-name="T4">SLIDES </text:span>10: Language Models, Transformer<text:span text:style-name="T1">, Attention</text:span></text:h>
      <text:list xml:id="list144273828" text:style-name="L6">
        <text:list-item>
          <text:p text:style-name="P15">Attention, KQV notation</text:p>
        </text:list-item>
        <text:list-item>
          <text:p text:style-name="P15">Language modeling</text:p>
        </text:list-item>
        <text:list-item>
          <text:p text:style-name="P15">Transformer Encoder</text:p>
        </text:list-item>
      </text:list>
      <text:p text:style-name="P1"><text:a xlink:type="simple" xlink:href="https://docs.google.com/presentation/d/1583fQNYaE_t0Nk24E2vTZrDCDRHrKefUSVf0H8W5owU/edit#slide=id.p" text:style-name="Internet_20_link" text:visited-style-name="Visited_20_Internet_20_Link">https://docs.google.com/presentation/d/1583fQNYaE_t0Nk24E2vTZrDCDRHrKefUSVf0H8W5owU/edit#slide=id.p</text:a></text:p>
      <text:p text:style-name="P1">AND NOTES:</text:p>
      <text:p text:style-name="P1"><text:a xlink:type="simple" xlink:href="https://docs.google.com/document/d/1091-M9THl6U5sbs16M_K4d2JRYSmtYFe51Vdgfn-Rnw/edit?usp=sharing" text:style-name="Internet_20_link" text:visited-style-name="Visited_20_Internet_20_Link">https://docs.google.com/document/d/1091-M9THl6U5sbs16M_K4d2JRYSmtYFe51Vdgfn-Rnw/edit?usp=sharing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5T14:59:50.713000000</meta:creation-date>
    <dc:date>2023-03-26T17:25:12.697000000</dc:date>
    <meta:editing-duration>PT6H14M30S</meta:editing-duration>
    <meta:editing-cycles>13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172" meta:character-count="2094" meta:non-whitespace-character-count="1993"/>
  </office:meta>
</office:document-meta>
</file>